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3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marker-start="Arrow" draw:marker-start-width="0.3cm" draw:marker-end="Square" draw:marker-end-width="0.3cm" draw:stroke-linejoin="none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="none" draw:fill-color="#ffcc99" draw:textarea-horizontal-align="justify" draw:textarea-vertical-align="middle" draw:auto-grow-height="false"/>
    </style:style>
    <style:style style:name="gr8" style:family="graphic" style:parent-style-name="standard">
      <style:graphic-properties draw:marker-start="Arrow" draw:marker-start-width="0.3cm" draw:marker-end="Arrow" draw:marker-end-width="0.3cm" draw:stroke-linejoin="none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margin-left="0cm" fo:margin-right="0cm" fo:text-align="start" fo:text-indent="0cm"/>
      <style:text-properties fo:font-size="12pt" style:font-size-asian="12pt" style:font-size-complex="12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/>
    </style:style>
    <style:style style:name="P7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id="id2" draw:layer="layout" svg:width="2.54cm" svg:height="1.255cm" svg:x="12.28cm" svg:y="3.15cm">
          <text:p text:style-name="P1"><text:span text:style-name="T1">Prox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1" draw:layer="layout" svg:width="1.55cm" svg:height="1.18cm" svg:x="9.345cm" svg:y="3.16cm">
          <text:p text:style-name="P1"><text:span text:style-name="T1">Client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4" draw:id="id3" draw:layer="layout" svg:width="3.045cm" svg:height="2.305cm" svg:x="17.095cm" svg:y="1.235cm">
          <text:p text:style-name="P3"><text:span text:style-name="T1">R: 000 - 7fe</text:span></text:p>
          <text:p text:style-name="P3"><text:span text:style-name="T2">W: 000 - 7fe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3" draw:id="id4" draw:layer="layout" svg:width="3.044cm" svg:height="2.245cm" svg:x="17.106cm" svg:y="3.835cm">
          <text:p text:style-name="P3"><text:span text:style-name="T1">R: 7ff - fff</text:span></text:p>
          <text:p text:style-name="P3"><text:span text:style-name="T2">W: 7ff - fff</text:span></text:p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id="id9" draw:layer="layout" svg:width="2.548cm" svg:height="1.485cm" svg:x="17.197cm" svg:y="7.535cm">
          <text:p text:style-name="P1"><text:span text:style-name="T1">W: 3ff - 7f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3" draw:text-style-name="P5" draw:layer="layout" draw:type="line" svg:x1="10.893cm" svg:y1="3.749cm" svg:x2="12.28cm" svg:y2="3.777cm" draw:start-shape="id1" draw:start-glue-point="10" draw:end-shape="id2" draw:end-glue-point="3" svg:d="m10893 3749 1387 28">
          <text:p text:style-name="P6"/>
        </draw:connector>
        <draw:connector draw:style-name="gr3" draw:text-style-name="P5" draw:layer="layout" draw:line-skew="0.333cm" svg:x1="14.82cm" svg:y1="3.777cm" svg:x2="17.095cm" svg:y2="2.387cm" draw:start-shape="id2" draw:end-shape="id3" draw:end-glue-point="6" svg:d="m14820 3777h1470v-1390h805">
          <text:p text:style-name="P6"/>
        </draw:connector>
        <draw:connector draw:style-name="gr3" draw:text-style-name="P5" draw:layer="layout" draw:line-skew="0.332cm" svg:x1="14.82cm" svg:y1="3.777cm" svg:x2="17.106cm" svg:y2="4.956cm" draw:start-shape="id2" draw:end-shape="id4" draw:end-glue-point="6" svg:d="m14820 3777h1475v1179h811">
          <text:p text:style-name="P6"/>
        </draw:connector>
        <draw:custom-shape draw:style-name="gr1" draw:text-style-name="P2" draw:id="id6" draw:layer="layout" svg:width="2.54cm" svg:height="1.255cm" svg:x="8.381cm" svg:y="9.051cm">
          <text:p text:style-name="P1"><text:span text:style-name="T1">Prox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5" draw:layer="layout" svg:width="1.55cm" svg:height="1.18cm" svg:x="5.446cm" svg:y="9.061cm">
          <text:p text:style-name="P1"><text:span text:style-name="T1">Client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4" draw:id="id7" draw:layer="layout" svg:width="3.045cm" svg:height="2.305cm" svg:x="13.196cm" svg:y="7.136cm">
          <text:p text:style-name="P3"><text:span text:style-name="T1">R: 000 - 7fe</text:span></text:p>
          <text:p text:style-name="P3"><text:span text:style-name="T2">W: 000 - 7fe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3" draw:id="id8" draw:layer="layout" svg:width="3.044cm" svg:height="2.245cm" svg:x="13.197cm" svg:y="9.736cm">
          <text:p text:style-name="P3"><text:span text:style-name="T1">R: 7ff - fff</text:span></text:p>
          <text:p text:style-name="P3"><text:span text:style-name="T2">W: 7ff - fff</text:span></text:p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3" draw:text-style-name="P5" draw:layer="layout" draw:type="line" svg:x1="6.994cm" svg:y1="9.65cm" svg:x2="8.381cm" svg:y2="9.678cm" draw:start-shape="id5" draw:start-glue-point="10" draw:end-shape="id6" draw:end-glue-point="3" svg:d="m6994 9650 1387 28">
          <text:p text:style-name="P6"/>
        </draw:connector>
        <draw:connector draw:style-name="gr3" draw:text-style-name="P5" draw:layer="layout" draw:line-skew="0.372cm" svg:x1="10.921cm" svg:y1="9.678cm" svg:x2="13.196cm" svg:y2="8.288cm" draw:start-shape="id6" draw:end-shape="id7" draw:end-glue-point="6" svg:d="m10921 9678h1509v-1390h766">
          <text:p text:style-name="P6"/>
        </draw:connector>
        <draw:connector draw:style-name="gr3" draw:text-style-name="P5" draw:layer="layout" draw:line-skew="0.371cm" svg:x1="10.921cm" svg:y1="9.678cm" svg:x2="13.197cm" svg:y2="10.857cm" draw:start-shape="id6" draw:end-shape="id8" draw:end-glue-point="6" svg:d="m10921 9678h1509v1179h767">
          <text:p text:style-name="P6"/>
        </draw:connector>
        <draw:connector draw:style-name="gr4" draw:text-style-name="P5" draw:layer="layout" svg:x1="16.241cm" svg:y1="8.288cm" svg:x2="17.197cm" svg:y2="8.277cm" draw:start-shape="id7" draw:start-glue-point="8" draw:end-shape="id9" draw:end-glue-point="6" svg:d="m16241 8288h478v-11h478">
          <text:p text:style-name="P6"/>
        </draw:connector>
        <draw:custom-shape draw:style-name="gr1" draw:text-style-name="P3" draw:id="id10" draw:layer="layout" svg:width="3.044cm" svg:height="2.245cm" svg:x="13.197cm" svg:y="12.337cm">
          <text:p text:style-name="P3"><text:span text:style-name="T1">3ff - 7fe</text:span></text:p>
          <text:p text:style-name="P3"><text:span text:style-name="T2">(snapshot)</text:span></text:p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4" draw:text-style-name="P5" draw:layer="layout" svg:x1="18.471cm" svg:y1="9.02cm" svg:x2="16.239cm" svg:y2="13.458cm" draw:start-shape="id9" draw:end-shape="id10" draw:end-glue-point="8" svg:d="m18471 9020v4438h-2232">
          <text:p text:style-name="P6"/>
        </draw:connector>
        <draw:custom-shape draw:style-name="gr2" draw:text-style-name="P1" draw:id="id15" draw:layer="layout" svg:width="2.548cm" svg:height="1.485cm" svg:x="17.498cm" svg:y="16.235cm">
          <text:p text:style-name="P1"><text:span text:style-name="T1">W: 3ff - 7f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2" draw:id="id12" draw:layer="layout" svg:width="2.54cm" svg:height="1.255cm" svg:x="8.382cm" svg:y="17.551cm">
          <text:p text:style-name="P1"><text:span text:style-name="T1">Prox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11" draw:layer="layout" svg:width="1.55cm" svg:height="1.18cm" svg:x="5.447cm" svg:y="17.561cm">
          <text:p text:style-name="P1"><text:span text:style-name="T1">Client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4" draw:id="id13" draw:layer="layout" svg:width="3.045cm" svg:height="2.305cm" svg:x="13.195cm" svg:y="15.84cm">
          <text:p text:style-name="P3"><text:span text:style-name="T1">R: 000 - 7fe</text:span></text:p>
          <text:p text:style-name="P3"><text:span text:style-name="T2">W: 000 - </text:span><text:span text:style-name="T3">3fe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3" draw:id="id14" draw:layer="layout" svg:width="3.044cm" svg:height="2.245cm" svg:x="13.198cm" svg:y="18.236cm">
          <text:p text:style-name="P3"><text:span text:style-name="T1">R: 7ff - fff</text:span></text:p>
          <text:p text:style-name="P3"><text:span text:style-name="T2">W: 7ff - fff</text:span></text:p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3" draw:text-style-name="P5" draw:layer="layout" draw:type="line" svg:x1="6.995cm" svg:y1="18.15cm" svg:x2="8.382cm" svg:y2="18.178cm" draw:start-shape="id11" draw:start-glue-point="10" draw:end-shape="id12" draw:end-glue-point="3" svg:d="m6995 18150 1387 28">
          <text:p text:style-name="P6"/>
        </draw:connector>
        <draw:connector draw:style-name="gr3" draw:text-style-name="P5" draw:layer="layout" draw:line-skew="0.371cm" svg:x1="10.922cm" svg:y1="18.178cm" svg:x2="13.195cm" svg:y2="16.992cm" draw:start-shape="id12" draw:end-shape="id13" draw:end-glue-point="6" svg:d="m10922 18178h1507v-1186h766">
          <text:p text:style-name="P6"/>
        </draw:connector>
        <draw:connector draw:style-name="gr3" draw:text-style-name="P5" draw:layer="layout" draw:line-skew="0.37cm" svg:x1="10.922cm" svg:y1="18.178cm" svg:x2="13.198cm" svg:y2="19.357cm" draw:start-shape="id12" draw:end-shape="id14" draw:end-glue-point="6" svg:d="m10922 18178h1508v1179h768">
          <text:p text:style-name="P6"/>
        </draw:connector>
        <draw:custom-shape draw:style-name="gr1" draw:text-style-name="P3" draw:id="id16" draw:layer="layout" svg:width="3.044cm" svg:height="2.245cm" svg:x="13.196cm" svg:y="20.98cm">
          <text:p text:style-name="P3"><text:span text:style-name="T2">W: 3ff - 7fe</text:span></text:p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4" draw:text-style-name="P5" draw:layer="layout" svg:x1="18.771cm" svg:y1="17.72cm" svg:x2="16.238cm" svg:y2="22.101cm" draw:start-shape="id15" draw:start-glue-point="7" draw:end-shape="id16" draw:end-glue-point="8" svg:d="m18771 17720v4381h-2533">
          <text:p text:style-name="P6"/>
        </draw:connector>
        <draw:connector draw:style-name="gr5" draw:text-style-name="P5" draw:layer="layout" draw:line-skew="0.619cm" svg:x1="10.923cm" svg:y1="18.178cm" svg:x2="13.196cm" svg:y2="22.101cm" draw:end-shape="id16" draw:end-glue-point="6" svg:d="m10923 18178h1506v3923h767">
          <text:p text:style-name="P6"/>
        </draw:connector>
        <draw:frame draw:style-name="gr6" draw:text-style-name="P7" draw:layer="layout" svg:width="2.009cm" svg:height="0.78cm" svg:x="11.096cm" svg:y="21.975cm">
          <draw:text-box>
            <text:p text:style-name="P6"><text:span text:style-name="T1">(locked)</text:span></text:p>
          </draw:text-box>
        </draw:frame>
      </draw:page>
      <draw:page draw:name="page2" draw:style-name="dp1" draw:master-page-name="Default">
        <office:forms form:automatic-focus="false" form:apply-design-mode="false"/>
        <draw:custom-shape draw:style-name="gr7" draw:text-style-name="P1" draw:layer="layout" svg:width="2.548cm" svg:height="1.767cm" svg:x="17.502cm" svg:y="1.773cm">
          <text:p text:style-name="P1"><text:span text:style-name="T1">W: 3ff – 7fe</text:span></text:p>
          <text:p text:style-name="P1"><text:span text:style-name="T1">(empty)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2" draw:id="id18" draw:layer="layout" svg:width="2.54cm" svg:height="1.27cm" svg:x="8.62cm" svg:y="4.175cm">
          <text:p text:style-name="P1"><text:span text:style-name="T1">Prox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17" draw:layer="layout" svg:width="1.55cm" svg:height="1.27cm" svg:x="5.8cm" svg:y="4.175cm">
          <text:p text:style-name="P1"><text:span text:style-name="T1">Client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4" draw:id="id19" draw:layer="layout" svg:width="3.045cm" svg:height="2.305cm" svg:x="13.199cm" svg:y="1.078cm">
          <text:p text:style-name="P3"><text:span text:style-name="T1">R: 000 - 3fe</text:span></text:p>
          <text:p text:style-name="P3"><text:span text:style-name="T2">W: 000 - 3fe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3" draw:id="id20" draw:layer="layout" svg:width="3.044cm" svg:height="2.245cm" svg:x="13.202cm" svg:y="3.674cm">
          <text:p text:style-name="P3"><text:span text:style-name="T1">R: 7ff - fff</text:span></text:p>
          <text:p text:style-name="P3"><text:span text:style-name="T2">W: 7ff - fff</text:span></text:p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3" draw:text-style-name="P5" draw:layer="layout" draw:type="line" svg:x1="7.348cm" svg:y1="4.809cm" svg:x2="8.62cm" svg:y2="4.81cm" draw:start-shape="id17" draw:start-glue-point="10" draw:end-shape="id18" draw:end-glue-point="3" svg:d="m7348 4809 1272 1">
          <text:p text:style-name="P6"/>
        </draw:connector>
        <draw:connector draw:style-name="gr3" draw:text-style-name="P5" draw:layer="layout" draw:line-skew="0.251cm" svg:x1="11.16cm" svg:y1="4.81cm" svg:x2="13.199cm" svg:y2="2.23cm" draw:start-shape="id18" draw:end-shape="id19" draw:end-glue-point="6" svg:d="m11160 4810h1270v-2580h769">
          <text:p text:style-name="P6"/>
        </draw:connector>
        <draw:connector draw:style-name="gr3" draw:text-style-name="P5" draw:layer="layout" draw:line-skew="0.366cm" svg:x1="11.16cm" svg:y1="4.81cm" svg:x2="13.202cm" svg:y2="4.795cm" draw:start-shape="id18" draw:end-shape="id20" draw:end-glue-point="6" svg:d="m11160 4810h1387v-15h655">
          <text:p text:style-name="P6"/>
        </draw:connector>
        <draw:custom-shape draw:style-name="gr1" draw:text-style-name="P3" draw:id="id21" draw:layer="layout" svg:width="3.044cm" svg:height="2.245cm" svg:x="13.196cm" svg:y="6.175cm">
          <text:p text:style-name="P3"><text:span text:style-name="T2">R: 3ff - 7fe</text:span></text:p>
          <text:p text:style-name="P3"><text:span text:style-name="T2">W: 3ff - 7fe</text:span></text:p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8" draw:text-style-name="P5" draw:layer="layout" draw:line-skew="0.252cm" svg:x1="11.16cm" svg:y1="4.81cm" svg:x2="13.196cm" svg:y2="7.296cm" draw:start-shape="id18" draw:end-shape="id21" draw:end-glue-point="6" svg:d="m11160 4810h1270v2486h766">
          <text:p text:style-name="P6"/>
        </draw:connector>
        <draw:frame draw:style-name="gr6" draw:text-style-name="P7" draw:layer="layout" svg:width="2.483cm" svg:height="0.78cm" svg:x="10.121cm" svg:y="6.935cm">
          <draw:text-box>
            <text:p text:style-name="P6"><text:span text:style-name="T1">(unlocked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marker draw:name="Square" svg:viewBox="0 0 10 10" svg:d="m0 0h10v10h-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ian</meta:initial-creator>
    <meta:creation-date>2009-02-25T09:52:09</meta:creation-date>
    <dc:creator>ian</dc:creator>
    <dc:date>2009-03-06T17:25:11</dc:date>
    <meta:editing-cycles>25</meta:editing-cycles>
    <meta:editing-duration>PT1H44M51S</meta:editing-duration>
    <meta:user-defined meta:name="Info 1"/>
    <meta:user-defined meta:name="Info 2"/>
    <meta:user-defined meta:name="Info 3"/>
    <meta:user-defined meta:name="Info 4"/>
    <meta:document-statistic meta:object-count="41"/>
  </office:meta>
</office:document-meta>
</file>